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s-globals</text:p>
          </table:table-cell>
          <table:covered-table-cell table:number-columns-repeated="5"/>
          <table:table-cell/>
          <table:table-cell table:style-name="ce3"/>
          <table:table-cell table:style-name="ce6" office:value-type="string" calcext:value-type="string" table:number-columns-spanned="6" table:number-rows-spanned="1">
            <text:p>module-locals</text:p>
          </table:table-cell>
          <table:covered-table-cell table:number-columns-repeated="5"/>
          <table:table-cell/>
          <table:table-cell table:style-name="ce3"/>
          <table:table-cell table:style-name="ce6" office:value-type="string" calcext:value-type="string" table:number-columns-spanned="6" table:number-rows-spanned="1">
            <text:p>module-returns</text:p>
          </table:table-cell>
          <table:covered-table-cell table:number-columns-repeated="5" table:style-name="ce3"/>
          <table:table-cell/>
          <table:table-cell table:style-name="ce3"/>
          <table:table-cell table:style-name="ce6" office:value-type="string" calcext:value-type="string" table:number-columns-spanned="6" table:number-rows-spanned="1">
            <text:p>node-globals</text:p>
          </table:table-cell>
          <table:covered-table-cell table:number-columns-repeated="5" table:style-name="ce3"/>
          <table:table-cell/>
          <table:table-cell table:style-name="ce3"/>
          <table:table-cell table:style-name="ce6" office:value-type="string" calcext:value-type="string" table:number-columns-spanned="6" table:number-rows-spanned="1">
            <text:p>User-globals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435" calcext:value-type="float">
            <text:p>435</text:p>
          </table:table-cell>
          <table:table-cell office:value-type="float" office:value="166" calcext:value-type="float">
            <text:p>166</text:p>
          </table:table-cell>
          <table:table-cell office:value-type="float" office:value="23.71429" calcext:value-type="float">
            <text:p>23.71429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4839" calcext:value-type="float">
            <text:p>0.04839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8" calcext:value-type="float">
            <text:p>18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9" calcext:value-type="float">
            <text:p>0.71429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7" calcext:value-type="float">
            <text:p>0.01017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7" calcext:value-type="float">
            <text:p>0.01017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3" calcext:value-type="float">
            <text:p>24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4" calcext:value-type="float">
            <text:p>27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695" calcext:value-type="float">
            <text:p>0.01695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7143" calcext:value-type="float">
            <text:p>1.57143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23729" calcext:value-type="float">
            <text:p>0.23729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3" calcext:value-type="float">
            <text:p>0.00623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3" calcext:value-type="float">
            <text:p>0.00623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"/>
          <table:table-cell table:style-name="ce3" office:value-type="string" calcext:value-type="string">
            <text:p>zipmap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7" office:value-type="string" calcext:value-type="string" table:number-columns-spanned="7" table:number-rows-spanned="1">
            <text:p>with </text:p>
          </table:table-cell>
          <table:covered-table-cell table:style-name="ce6"/>
          <table:covered-table-cell table:number-columns-repeated="5"/>
          <table:table-cell table:number-columns-repeated="2"/>
          <table:table-cell table:style-name="ce7" office:value-type="string" calcext:value-type="string" table:number-columns-spanned="7" table:number-rows-spanned="1">
            <text:p>all</text:p>
          </table:table-cell>
          <table:covered-table-cell table:style-name="ce6"/>
          <table:covered-table-cell table:number-columns-repeated="4"/>
          <table:covered-table-cell table:style-name="ce3"/>
          <table:table-cell table:number-columns-repeated="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gebra: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1911" calcext:value-type="float">
            <text:p>0.019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.chunk: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first: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last: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rang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diff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flatten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7843" calcext:value-type="float">
            <text:p>0.078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ep-bind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le-size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58" calcext:value-type="float">
            <text:p>0.006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s-promise: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437" calcext:value-type="float">
            <text:p>437</text:p>
          </table:table-cell>
          <table:table-cell office:value-type="float" office:value="174" calcext:value-type="float">
            <text:p>174</text:p>
          </table:table-cell>
          <table:table-cell table:style-name="ce3" office:value-type="float" office:value="0.40845" calcext:value-type="float">
            <text:p>0.408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t-value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p-array:</text:p>
          </table:table-cell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key-deep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: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02295" calcext:value-type="float">
            <text:p>0.022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ty-function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-array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empty-object: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generator: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987" calcext:value-type="float">
            <text:p>0.009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number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promis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sorted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ft-pad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98" calcext:value-type="float">
            <text:p>0.00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du:</text:p>
          </table:table-cell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7" calcext:value-type="float">
            <text:p>3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lug: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19" calcext:value-type="float">
            <text:p>0.006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tream-spigot: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rmalize-pkg: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0.05031" calcext:value-type="float">
            <text:p>0.050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-defined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ce: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-simpl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se-next-json-value: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riods: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3" office:value-type="float" office:value="0.04605" calcext:value-type="float">
            <text:p>0.046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trim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chema-inspector: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-value: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0.22951" calcext:value-type="float">
            <text:p>0.229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tic-props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58" calcext:value-type="float">
            <text:p>0.006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04" calcext:value-type="float">
            <text:p>0.006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: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02" calcext:value-type="float">
            <text:p>0.006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-stamp: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ordered-array-remov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ipmap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1974" calcext:value-type="float">
            <text:p>0.01974</text:p>
          </table:table-cell>
          <table:table-cell table:number-columns-repeated="23"/>
        </table:table-row>
        <table:table-row table:style-name="ro1">
          <table:table-cell table:style-name="Default"/>
          <table:table-cell table:style-name="ce8" table:number-columns-repeated="6"/>
          <table:table-cell table:number-columns-repeated="2"/>
          <table:table-cell table:style-name="Default" table:number-columns-repeated="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23:09.22920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0:56:50.226997667</meta:creation-date>
    <dc:date>2020-05-09T18:26:06.162898109</dc:date>
    <meta:editing-duration>PT1H21M59S</meta:editing-duration>
    <meta:editing-cycles>13</meta:editing-cycles>
    <meta:generator>LibreOffice/6.3.5.2$Linux_X86_64 LibreOffice_project/30$Build-2</meta:generator>
    <meta:document-statistic meta:table-count="1" meta:cell-count="3941" meta:object-count="0"/>
  </office:meta>
</office:document-meta>
</file>